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494cm" fo:margin-left="0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9.39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paragraph-rsid="001f3b5e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f3b5e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fo:font-weight="bold" officeooo:paragraph-rsid="001f3b5e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fb8e3" officeooo:paragraph-rsid="001fb8e3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type="double" style:text-underline-width="auto" style:text-underline-color="font-color" officeooo:rsid="001fb8e3" officeooo:paragraph-rsid="001fb8e3"/>
    </style:style>
    <style:style style:name="P12" style:family="paragraph" style:parent-style-name="Text_20_body">
      <style:paragraph-properties fo:text-align="start" style:justify-single-word="false"/>
      <style:text-properties officeooo:paragraph-rsid="001f3b5e"/>
    </style:style>
    <style:style style:name="P13" style:family="paragraph" style:parent-style-name="Text_20_body">
      <style:text-properties fo:font-size="15pt" fo:font-weight="bold" officeooo:rsid="001fb8e3" officeooo:paragraph-rsid="001fb8e3" style:font-size-asian="15pt" style:font-weight-asian="bold" style:font-size-complex="15pt" style:font-weight-complex="bold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Preformatted_20_Text">
      <style:paragraph-properties fo:text-align="start" style:justify-single-word="false"/>
      <style:text-properties officeooo:rsid="001fb8e3" officeooo:paragraph-rsid="001fb8e3"/>
    </style:style>
    <style:style style:name="P16" style:family="paragraph" style:parent-style-name="Preformatted_20_Text">
      <style:paragraph-properties fo:text-align="start" style:justify-single-word="false"/>
      <style:text-properties officeooo:rsid="00210dfd" officeooo:paragraph-rsid="001fb8e3"/>
    </style:style>
    <style:style style:name="P17" style:family="paragraph" style:parent-style-name="Preformatted_20_Text">
      <style:paragraph-properties fo:text-align="start" style:justify-single-word="false"/>
      <style:text-properties officeooo:rsid="002600d0" officeooo:paragraph-rsid="002600d0"/>
    </style:style>
    <style:style style:name="P18" style:family="paragraph" style:parent-style-name="Preformatted_20_Text">
      <style:paragraph-properties fo:text-align="start" style:justify-single-word="false"/>
      <style:text-properties officeooo:rsid="00265519" officeooo:paragraph-rsid="00265519"/>
    </style:style>
    <style:style style:name="P19" style:family="paragraph" style:parent-style-name="Preformatted_20_Text">
      <style:paragraph-properties fo:margin-top="0cm" fo:margin-bottom="0.499cm" loext:contextual-spacing="false"/>
    </style:style>
    <style:style style:name="P20" style:family="paragraph" style:parent-style-name="Heading_20_2">
      <style:paragraph-properties fo:text-align="start" style:justify-single-word="false"/>
      <style:text-properties officeooo:paragraph-rsid="001f3b5e"/>
    </style:style>
    <style:style style:name="P21" style:family="paragraph" style:parent-style-name="Heading_20_2">
      <style:paragraph-properties fo:margin-top="0cm" fo:margin-bottom="0.499cm" loext:contextual-spacing="false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officeooo:rsid="001f3b5e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65519"/>
    </style:style>
    <style:style style:name="T6" style:family="text">
      <style:text-properties officeooo:rsid="0028cd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ngment 13</text:p>
      <text:p text:style-name="P4">MONGO DB</text:p>
      <text:p text:style-name="P2"/>
      <text:p text:style-name="P8">Why NoSQL</text:p>
      <text:p text:style-name="P3"><text:tab/>More speed,Scalability, maintanability and other features like realtime.</text:p>
      <text:p text:style-name="P3"/>
      <text:p text:style-name="P8">What is MongoDB</text:p>
      <text:p text:style-name="P5"><text:span text:style-name="T1"><text:tab/></text:span>MongoDB is a cross-platform, document oriented database that provides, high performance, high availability, and easy scalability. MongoDB works on concept of collection and document.</text:p>
      <text:p text:style-name="P5"/>
      <text:p text:style-name="P5">It is open Source. Created in C++</text:p>
      <text:p text:style-name="P5"/>
      <text:p text:style-name="P5">It is Case Sensitive</text:p>
      <text:p text:style-name="P5"/>
      <text:p text:style-name="P5">MongoDB, there is no concept of relationship.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RDBMS</text:p>
          </table:table-cell>
          <table:table-cell table:style-name="Table1.A1" office:value-type="string">
            <text:p text:style-name="P14">MongoDB</text:p>
          </table:table-cell>
        </table:table-row>
        <table:table-row>
          <table:table-cell table:style-name="Table1.A1" office:value-type="string">
            <text:p text:style-name="P1">Database</text:p>
          </table:table-cell>
          <table:table-cell table:style-name="Table1.A1" office:value-type="string">
            <text:p text:style-name="P1">Database</text:p>
          </table:table-cell>
        </table:table-row>
        <table:table-row>
          <table:table-cell table:style-name="Table1.A1" office:value-type="string">
            <text:p text:style-name="P1">Table</text:p>
          </table:table-cell>
          <table:table-cell table:style-name="Table1.A1" office:value-type="string">
            <text:p text:style-name="P1">Collection</text:p>
          </table:table-cell>
        </table:table-row>
        <table:table-row>
          <table:table-cell table:style-name="Table1.A1" office:value-type="string">
            <text:p text:style-name="P1">Tuple/Row</text:p>
          </table:table-cell>
          <table:table-cell table:style-name="Table1.A1" office:value-type="string">
            <text:p text:style-name="P1">Document</text:p>
          </table:table-cell>
        </table:table-row>
        <table:table-row>
          <table:table-cell table:style-name="Table1.A1" office:value-type="string">
            <text:p text:style-name="P1">column</text:p>
          </table:table-cell>
          <table:table-cell table:style-name="Table1.A1" office:value-type="string">
            <text:p text:style-name="P1">Field</text:p>
          </table:table-cell>
        </table:table-row>
        <table:table-row>
          <table:table-cell table:style-name="Table1.A1" office:value-type="string">
            <text:p text:style-name="P1">Table Join</text:p>
          </table:table-cell>
          <table:table-cell table:style-name="Table1.A1" office:value-type="string">
            <text:p text:style-name="P1">Embedded Documents</text:p>
          </table:table-cell>
        </table:table-row>
        <table:table-row>
          <table:table-cell table:style-name="Table1.A1" office:value-type="string">
            <text:p text:style-name="P1">Primary Key</text:p>
          </table:table-cell>
          <table:table-cell table:style-name="Table1.A1" office:value-type="string">
            <text:p text:style-name="P1">Primary Key (Default key _id provided by mongodb itself)</text:p>
          </table:table-cell>
        </table:table-row>
      </table:table>
      <text:p text:style-name="P5"/>
      <text:p text:style-name="P9">ID </text:p>
      <text:p text:style-name="P6">To<text:span text:style-name="T2">tal 12</text:span> bytes</text:p>
      <text:list xml:id="list7173680393174312037" text:style-name="L1">
        <text:list-item>
          <text:p text:style-name="P7">4 bytes for the current timestamp</text:p>
        </text:list-item>
        <text:list-item>
          <text:p text:style-name="P7">3 bytes for machine id</text:p>
        </text:list-item>
        <text:list-item>
          <text:p text:style-name="P7">2 bytes for process id </text:p>
        </text:list-item>
        <text:list-item>
          <text:p text:style-name="P7">3 bytes are simple incremental VALUE.<text:tab/></text:p>
        </text:list-item>
      </text:list>
      <text:p text:style-name="P6"/>
      <text:p text:style-name="P6"/>
      <text:h text:style-name="P20" text:outline-level="2"/>
      <text:p text:style-name="P12"/>
      <text:p text:style-name="P12"/>
      <text:h text:style-name="P20" text:outline-level="2"><text:soft-page-break/></text:h>
      <text:h text:style-name="P20" text:outline-level="2">Install MongoDB on Ubuntu</text:h>
      <text:p text:style-name="P19">sudo apt-key adv --keyserver hkp://keyserver.ubuntu.com:80 --recv 7F0CEB10</text:p>
      <text:p text:style-name="Preformatted_20_Text">echo 'deb http://downloads-distro.mongodb.org/repo/ubuntu-upstart dist 10gen' </text:p>
      <text:p text:style-name="P19"><text:s text:c="3"/>| sudo tee /etc/apt/sources.list.d/mongodb.list</text:p>
      <text:p text:style-name="P19">sudo apt-get update</text:p>
      <text:p text:style-name="P19">apt-get install mongodb-10gen = 2.2.3</text:p>
      <text:p text:style-name="P19"/>
      <text:h text:style-name="P21" text:outline-level="2">Start MongoDB</text:h>
      <text:p text:style-name="P19">sudo service mongodb start</text:p>
      <text:h text:style-name="Heading_20_2" text:outline-level="2">Stop MongoDB</text:h>
      <text:p text:style-name="P19">sudo service mongodb stop</text:p>
      <text:h text:style-name="Heading_20_2" text:outline-level="2">Restart MongoDB</text:h>
      <text:p text:style-name="P19">sudo service mongodb restart</text:p>
      <text:p text:style-name="Text_20_body">To use MongoDB run the following command.</text:p>
      <text:p text:style-name="P19">mongo</text:p>
      <text:p text:style-name="P19"/>
      <text:p text:style-name="P13">Commands</text:p>
      <text:p text:style-name="P13"><text:span text:style-name="T3">db.help() -- Give you the list of commands with basic decription</text:span></text:p>
      <text:p text:style-name="P13"><text:tab/><text:span text:style-name="T4">db.listCommands() -- lists all the db commands</text:span></text:p>
      <text:p text:style-name="P10">Create Database</text:p>
      <text:p text:style-name="P15"/>
      <text:p text:style-name="P15">use DATABASE_NAME</text:p>
      <text:p text:style-name="P15"/>
      <text:p text:style-name="P15"/>
      <text:p text:style-name="P15">db.createCollection(name, options)</text:p>
      <text:p text:style-name="P15"/>
      <text:p text:style-name="P15">db.COLLECTION_NAME.insert(document)</text:p>
      <text:p text:style-name="P16"/>
      <text:p text:style-name="P17">db.Person.find()</text:p>
      <text:p text:style-name="P17"/>
      <text:p text:style-name="P18"><text:soft-page-break/>db.Person.update({'name':"Ayan"},{$set:{"name":"AyanGadpal"}})</text:p>
      <text:p text:style-name="P10"/>
      <text:p text:style-name="P15">db.<text:span text:style-name="T6">Person</text:span>.remove(DELLETION_CRITTERIA)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4:41:59.607844171</meta:creation-date>
    <dc:date>2019-09-09T15:36:26.649587893</dc:date>
    <meta:editing-duration>PT22M53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3" meta:paragraph-count="53" meta:word-count="199" meta:character-count="1485" meta:non-whitespace-character-count="1335"/>
  </office:meta>
</office:document-meta>
</file>